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>
            <text:p><text:s text:c="4"/>10 <text:s text:c="4"/>1 <text:s text:c="4"/>2 <text:s text:c="2"/>151 <text:s text:c="2"/>153 <text:s text:c="2"/>158 <text:s text:c="2"/>301 <text:s text:c="2"/>302 <text:s text:c="2"/>306 <text:s text:c="2"/>451 <text:s text:c="2"/>452 <text:s text:c="2"/>454</text:p>
          </table:table-cell>
        </table:table-row>
        <table:table-row table:style-name="ro1">
          <table:table-cell office:value-type="string">
            <text:p><text:s text:c="4"/>13 <text:s text:c="4"/>5 <text:s text:c="4"/>3 <text:s text:c="2"/>152 <text:s text:c="2"/>156 <text:s text:c="2"/>159 <text:s text:c="2"/>313 <text:s text:c="2"/>303 <text:s text:c="2"/>308 <text:s text:c="2"/>453 <text:s text:c="2"/>459 <text:s text:c="2"/>458</text:p>
          </table:table-cell>
        </table:table-row>
        <table:table-row table:style-name="ro1">
          <table:table-cell office:value-type="string">
            <text:p><text:s text:c="4"/>14 <text:s text:c="4"/>8 <text:s text:c="4"/>4 <text:s text:c="2"/>154 <text:s text:c="2"/>157 <text:s text:c="2"/>186 <text:s text:c="2"/>316 <text:s text:c="2"/>304 <text:s text:c="2"/>330 <text:s text:c="2"/>455 <text:s text:c="2"/>460 <text:s text:c="2"/>461</text:p>
          </table:table-cell>
        </table:table-row>
        <table:table-row table:style-name="ro1">
          <table:table-cell office:value-type="string">
            <text:p><text:s text:c="4"/>19 <text:s text:c="3"/>11 <text:s text:c="4"/>6 <text:s text:c="2"/>155 <text:s text:c="2"/>166 <text:s text:c="2"/>214 <text:s text:c="2"/>322 <text:s text:c="2"/>305 <text:s text:c="2"/>342 <text:s text:c="2"/>456 <text:s text:c="2"/>462 <text:s text:c="2"/>465</text:p>
          </table:table-cell>
        </table:table-row>
        <table:table-row table:style-name="ro1">
          <table:table-cell office:value-type="string">
            <text:p><text:s text:c="4"/>23 <text:s text:c="3"/>16 <text:s text:c="4"/>7 <text:s text:c="2"/>160 <text:s text:c="2"/>167 <text:s text:c="2"/>216 <text:s text:c="2"/>333 <text:s text:c="2"/>307 <text:s text:c="2"/>343 <text:s text:c="2"/>457 <text:s text:c="2"/>466 <text:s text:c="2"/>468</text:p>
          </table:table-cell>
        </table:table-row>
        <table:table-row table:style-name="ro1">
          <table:table-cell office:value-type="string">
            <text:p><text:s text:c="4"/>24 <text:s text:c="3"/>20 <text:s text:c="4"/>9 <text:s text:c="2"/>161 <text:s text:c="2"/>172 <text:s text:c="2"/>217 <text:s text:c="2"/>335 <text:s text:c="2"/>309 <text:s text:c="2"/>344 <text:s text:c="2"/>463 <text:s text:c="2"/>467 <text:s text:c="2"/>474</text:p>
          </table:table-cell>
        </table:table-row>
        <table:table-row table:style-name="ro1">
          <table:table-cell office:value-type="string">
            <text:p><text:s text:c="4"/>28 <text:s text:c="3"/>21 <text:s text:c="3"/>12 <text:s text:c="2"/>162 <text:s text:c="2"/>175 <text:s text:c="2"/>218 <text:s text:c="2"/>336 <text:s text:c="2"/>310 <text:s text:c="2"/>345 <text:s text:c="2"/>464 <text:s text:c="2"/>470 <text:s text:c="2"/>475</text:p>
          </table:table-cell>
        </table:table-row>
        <table:table-row table:style-name="ro1">
          <table:table-cell office:value-type="string">
            <text:p><text:s text:c="4"/>30 <text:s text:c="3"/>22 <text:s text:c="3"/>15 <text:s text:c="2"/>163 <text:s text:c="2"/>178 <text:s text:c="2"/>219 <text:s text:c="2"/>341 <text:s text:c="2"/>311 <text:s text:c="2"/>351 <text:s text:c="2"/>469 <text:s text:c="2"/>471 <text:s text:c="2"/>477</text:p>
          </table:table-cell>
        </table:table-row>
        <table:table-row table:style-name="ro1">
          <table:table-cell office:value-type="string">
            <text:p><text:s text:c="4"/>31 <text:s text:c="3"/>29 <text:s text:c="3"/>17 <text:s text:c="2"/>164 <text:s text:c="2"/>179 <text:s text:c="2"/>222 <text:s text:c="2"/>346 <text:s text:c="2"/>312 <text:s text:c="2"/>355 <text:s text:c="2"/>476 <text:s text:c="2"/>472 <text:s text:c="2"/>478</text:p>
          </table:table-cell>
        </table:table-row>
        <table:table-row table:style-name="ro1">
          <table:table-cell office:value-type="string">
            <text:p><text:s text:c="4"/>32 <text:s text:c="3"/>34 <text:s text:c="3"/>18 <text:s text:c="2"/>165 <text:s text:c="2"/>182 <text:s text:c="2"/>223 <text:s text:c="2"/>347 <text:s text:c="2"/>314 <text:s text:c="2"/>356 <text:s text:c="2"/>480 <text:s text:c="2"/>473 <text:s text:c="2"/>481</text:p>
          </table:table-cell>
        </table:table-row>
        <table:table-row table:style-name="ro1">
          <table:table-cell office:value-type="string">
            <text:p><text:s text:c="4"/>36 <text:s text:c="3"/>38 <text:s text:c="3"/>25 <text:s text:c="2"/>168 <text:s text:c="2"/>187 <text:s text:c="2"/>224 <text:s text:c="2"/>348 <text:s text:c="2"/>315 <text:s text:c="2"/>363 <text:s text:c="2"/>482 <text:s text:c="2"/>479 <text:s text:c="2"/>491</text:p>
          </table:table-cell>
        </table:table-row>
        <table:table-row table:style-name="ro1">
          <table:table-cell office:value-type="string">
            <text:p><text:s text:c="4"/>37 <text:s text:c="3"/>39 <text:s text:c="3"/>26 <text:s text:c="2"/>169 <text:s text:c="2"/>188 <text:s text:c="2"/>225 <text:s text:c="2"/>349 <text:s text:c="2"/>317 <text:s text:c="2"/>364 <text:s text:c="2"/>484 <text:s text:c="2"/>483 <text:s text:c="2"/>492</text:p>
          </table:table-cell>
        </table:table-row>
        <table:table-row table:style-name="ro1">
          <table:table-cell office:value-type="string">
            <text:p><text:s text:c="4"/>46 <text:s text:c="3"/>40 <text:s text:c="3"/>27 <text:s text:c="2"/>170 <text:s text:c="2"/>191 <text:s text:c="2"/>226 <text:s text:c="2"/>350 <text:s text:c="2"/>318 <text:s text:c="2"/>367 <text:s text:c="2"/>485 <text:s text:c="2"/>486 <text:s text:c="2"/>496</text:p>
          </table:table-cell>
        </table:table-row>
        <table:table-row table:style-name="ro1">
          <table:table-cell office:value-type="string">
            <text:p><text:s text:c="4"/>47 <text:s text:c="3"/>44 <text:s text:c="3"/>33 <text:s text:c="2"/>171 <text:s text:c="2"/>197 <text:s text:c="2"/>227 <text:s text:c="2"/>353 <text:s text:c="2"/>319 <text:s text:c="2"/>375 <text:s text:c="2"/>489 <text:s text:c="2"/>487 <text:s text:c="2"/>503</text:p>
          </table:table-cell>
        </table:table-row>
        <table:table-row table:style-name="ro1">
          <table:table-cell office:value-type="string">
            <text:p><text:s text:c="4"/>51 <text:s text:c="3"/>45 <text:s text:c="3"/>35 <text:s text:c="2"/>173 <text:s text:c="2"/>198 <text:s text:c="2"/>229 <text:s text:c="2"/>354 <text:s text:c="2"/>320 <text:s text:c="2"/>376 <text:s text:c="2"/>490 <text:s text:c="2"/>488 <text:s text:c="2"/>508</text:p>
          </table:table-cell>
        </table:table-row>
        <table:table-row table:style-name="ro1">
          <table:table-cell office:value-type="string">
            <text:p><text:s text:c="4"/>52 <text:s text:c="3"/>48 <text:s text:c="3"/>41 <text:s text:c="2"/>174 <text:s text:c="2"/>199 <text:s text:c="2"/>230 <text:s text:c="2"/>357 <text:s text:c="2"/>321 <text:s text:c="2"/>377 <text:s text:c="2"/>493 <text:s text:c="2"/>494 <text:s text:c="2"/>512</text:p>
          </table:table-cell>
        </table:table-row>
        <table:table-row table:style-name="ro1">
          <table:table-cell office:value-type="string">
            <text:p><text:s text:c="4"/>60 <text:s text:c="3"/>49 <text:s text:c="3"/>42 <text:s text:c="2"/>176 <text:s text:c="2"/>200 <text:s text:c="2"/>231 <text:s text:c="2"/>358 <text:s text:c="2"/>323 <text:s text:c="2"/>378 <text:s text:c="2"/>497 <text:s text:c="2"/>495 <text:s text:c="2"/>523</text:p>
          </table:table-cell>
        </table:table-row>
        <table:table-row table:style-name="ro1">
          <table:table-cell office:value-type="string">
            <text:p><text:s text:c="4"/>66 <text:s text:c="3"/>50 <text:s text:c="3"/>43 <text:s text:c="2"/>177 <text:s text:c="2"/>201 <text:s text:c="2"/>232 <text:s text:c="2"/>359 <text:s text:c="2"/>324 <text:s text:c="2"/>379 <text:s text:c="2"/>498 <text:s text:c="2"/>505 <text:s text:c="2"/>528</text:p>
          </table:table-cell>
        </table:table-row>
        <table:table-row table:style-name="ro1">
          <table:table-cell office:value-type="string">
            <text:p><text:s text:c="4"/>68 <text:s text:c="3"/>53 <text:s text:c="3"/>54 <text:s text:c="2"/>180 <text:s text:c="2"/>202 <text:s text:c="2"/>233 <text:s text:c="2"/>360 <text:s text:c="2"/>325 <text:s text:c="2"/>380 <text:s text:c="2"/>499 <text:s text:c="2"/>507 <text:s text:c="2"/>529</text:p>
          </table:table-cell>
        </table:table-row>
        <table:table-row table:style-name="ro1">
          <table:table-cell office:value-type="string">
            <text:p><text:s text:c="4"/>69 <text:s text:c="3"/>55 <text:s text:c="3"/>58 <text:s text:c="2"/>181 <text:s text:c="2"/>203 <text:s text:c="2"/>235 <text:s text:c="2"/>361 <text:s text:c="2"/>326 <text:s text:c="2"/>381 <text:s text:c="2"/>500 <text:s text:c="2"/>511 <text:s text:c="2"/>530</text:p>
          </table:table-cell>
        </table:table-row>
        <table:table-row table:style-name="ro1">
          <table:table-cell office:value-type="string">
            <text:p><text:s text:c="4"/>70 <text:s text:c="3"/>56 <text:s text:c="3"/>61 <text:s text:c="2"/>183 <text:s text:c="2"/>204 <text:s text:c="2"/>236 <text:s text:c="2"/>362 <text:s text:c="2"/>327 <text:s text:c="2"/>382 <text:s text:c="2"/>501 <text:s text:c="2"/>514 <text:s text:c="2"/>531</text:p>
          </table:table-cell>
        </table:table-row>
        <table:table-row table:style-name="ro1">
          <table:table-cell office:value-type="string">
            <text:p><text:s text:c="4"/>72 <text:s text:c="3"/>57 <text:s text:c="3"/>62 <text:s text:c="2"/>184 <text:s text:c="2"/>205 <text:s text:c="2"/>237 <text:s text:c="2"/>365 <text:s text:c="2"/>328 <text:s text:c="2"/>383 <text:s text:c="2"/>502 <text:s text:c="2"/>516 <text:s text:c="2"/>532</text:p>
          </table:table-cell>
        </table:table-row>
        <table:table-row table:style-name="ro1">
          <table:table-cell office:value-type="string">
            <text:p><text:s text:c="4"/>73 <text:s text:c="3"/>59 <text:s text:c="3"/>67 <text:s text:c="2"/>185 <text:s text:c="2"/>206 <text:s text:c="2"/>238 <text:s text:c="2"/>366 <text:s text:c="2"/>329 <text:s text:c="2"/>384 <text:s text:c="2"/>504 <text:s text:c="2"/>517 <text:s text:c="2"/>533</text:p>
          </table:table-cell>
        </table:table-row>
        <table:table-row table:style-name="ro1">
          <table:table-cell office:value-type="string">
            <text:p><text:s text:c="4"/>74 <text:s text:c="3"/>63 <text:s text:c="3"/>76 <text:s text:c="2"/>189 <text:s text:c="2"/>207 <text:s text:c="2"/>239 <text:s text:c="2"/>368 <text:s text:c="2"/>331 <text:s text:c="2"/>385 <text:s text:c="2"/>506 <text:s text:c="2"/>520 <text:s text:c="2"/>534</text:p>
          </table:table-cell>
        </table:table-row>
        <table:table-row table:style-name="ro1">
          <table:table-cell office:value-type="string">
            <text:p><text:s text:c="4"/>79 <text:s text:c="3"/>64 <text:s text:c="3"/>82 <text:s text:c="2"/>190 <text:s text:c="2"/>208 <text:s text:c="2"/>240 <text:s text:c="2"/>369 <text:s text:c="2"/>332 <text:s text:c="2"/>386 <text:s text:c="2"/>509 <text:s text:c="2"/>521 <text:s text:c="2"/>535</text:p>
          </table:table-cell>
        </table:table-row>
        <table:table-row table:style-name="ro1">
          <table:table-cell office:value-type="string">
            <text:p><text:s text:c="4"/>80 <text:s text:c="3"/>65 <text:s text:c="3"/>86 <text:s text:c="2"/>192 <text:s text:c="2"/>209 <text:s text:c="2"/>241 <text:s text:c="2"/>370 <text:s text:c="2"/>334 <text:s text:c="2"/>387 <text:s text:c="2"/>510 <text:s text:c="2"/>522 <text:s text:c="2"/>536</text:p>
          </table:table-cell>
        </table:table-row>
        <table:table-row table:style-name="ro1">
          <table:table-cell office:value-type="string">
            <text:p><text:s text:c="4"/>81 <text:s text:c="3"/>71 <text:s text:c="3"/>87 <text:s text:c="2"/>193 <text:s text:c="2"/>210 <text:s text:c="2"/>242 <text:s text:c="2"/>371 <text:s text:c="2"/>337 <text:s text:c="2"/>388 <text:s text:c="2"/>513 <text:s text:c="2"/>524 <text:s text:c="2"/>537</text:p>
          </table:table-cell>
        </table:table-row>
        <table:table-row table:style-name="ro1">
          <table:table-cell office:value-type="string">
            <text:p><text:s text:c="4"/>83 <text:s text:c="3"/>75 <text:s text:c="3"/>88 <text:s text:c="2"/>194 <text:s text:c="2"/>211 <text:s text:c="2"/>243 <text:s text:c="2"/>372 <text:s text:c="2"/>338 <text:s text:c="2"/>389 <text:s text:c="2"/>515 <text:s text:c="2"/>525 <text:s text:c="2"/>538</text:p>
          </table:table-cell>
        </table:table-row>
        <table:table-row table:style-name="ro1">
          <table:table-cell office:value-type="string">
            <text:p><text:s text:c="4"/>84 <text:s text:c="3"/>77 <text:s text:c="3"/>89 <text:s text:c="2"/>195 <text:s text:c="2"/>212 <text:s text:c="2"/>244 <text:s text:c="2"/>373 <text:s text:c="2"/>339 <text:s text:c="2"/>390 <text:s text:c="2"/>518 <text:s text:c="2"/>526 <text:s text:c="2"/>539</text:p>
          </table:table-cell>
        </table:table-row>
        <table:table-row table:style-name="ro1">
          <table:table-cell office:value-type="string">
            <text:p><text:s text:c="4"/>85 <text:s text:c="3"/>78 <text:s text:c="3"/>90 <text:s text:c="2"/>196 <text:s text:c="2"/>213 <text:s text:c="2"/>245 <text:s text:c="2"/>374 <text:s text:c="2"/>340 <text:s text:c="2"/>391 <text:s text:c="2"/>519 <text:s text:c="2"/>527 <text:s text:c="2"/>540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ushik </meta:initial-creator>
    <meta:creation-date>2016-08-23T13:41:06</meta:creation-date>
    <dc:date>2016-08-23T13:41:33</dc:date>
    <dc:creator>kaushik </dc:creator>
    <meta:editing-duration>P0D</meta:editing-duration>
    <meta:editing-cycles>1</meta:editing-cycles>
    <meta:document-statistic meta:table-count="3" meta:cell-count="30" meta:object-count="0"/>
    <meta:generator>LibreOffice/3.5$Linux_x86 LibreOffice_project/350m1$Build-2</meta:generator>
  </office:meta>
</office:document-meta>
</file>